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5de277">
      <style:paragraph-properties/>
      <style:text-properties style:text-underline-style="none"/>
    </style:style>
    <style:style style:family="text" style:name="a54b8f7">
      <style:text-properties style:text-underline-style="none"/>
    </style:style>
    <style:style style:family="paragraph" style:list-style-name="L4" style:name="a10d753">
      <style:paragraph-properties/>
      <style:text-properties/>
    </style:style>
    <style:style style:family="text" style:name="a7005fb">
      <style:text-properties style:text-underline-style="none"/>
    </style:style>
    <style:style style:family="paragraph" style:list-style-name="L4" style:name="abe4c1a">
      <style:paragraph-properties/>
      <style:text-properties/>
    </style:style>
    <style:style style:family="text" style:name="acca7a7">
      <style:text-properties style:text-underline-style="none"/>
    </style:style>
    <style:style style:family="paragraph" style:list-style-name="L4" style:name="ae261b8">
      <style:paragraph-properties/>
      <style:text-properties/>
    </style:style>
    <style:style style:family="paragraph" style:name="a935c66">
      <style:paragraph-properties/>
      <style:text-properties style:text-underline-style="none"/>
    </style:style>
    <style:style style:family="paragraph" style:list-style-name="L3" style:name="a5f5463">
      <style:paragraph-properties/>
      <style:text-properties style:text-underline-style="none"/>
    </style:style>
    <style:style style:family="paragraph" style:list-style-name="L3" style:name="aebae11">
      <style:paragraph-properties/>
      <style:text-properties style:text-underline-style="none"/>
    </style:style>
    <style:style style:family="paragraph" style:list-style-name="L3" style:name="a152075">
      <style:paragraph-properties/>
      <style:text-properties style:text-underline-style="none"/>
    </style:style>
    <style:style style:family="paragraph" style:name="ab130cc">
      <style:paragraph-properties/>
    </style:style>
    <style:style style:family="paragraph" style:list-style-name="L2" style:name="a9a0714">
      <style:paragraph-properties/>
    </style:style>
    <style:style style:family="paragraph" style:list-style-name="L2" style:name="a85724b">
      <style:paragraph-properties/>
    </style:style>
    <style:style style:family="paragraph" style:list-style-name="L2" style:name="a00ccc3">
      <style:paragraph-properties/>
    </style:style>
    <style:style style:family="paragraph" style:list-style-name="L2" style:name="a13e4dd">
      <style:paragraph-properties/>
    </style:style>
    <style:style style:family="paragraph" style:list-style-name="L2" style:name="aa38151">
      <style:paragraph-properties/>
    </style:style>
    <style:style style:family="paragraph" style:list-style-name="L1" style:name="ac034c0">
      <style:paragraph-properties/>
    </style:style>
    <style:style style:family="paragraph" style:list-style-name="L1" style:name="a8ac1d5">
      <style:paragraph-properties fo:margin-left="24.01mm" fo:margin-right="0.0mm" fo:text-indent="-6.35mm"/>
    </style:style>
    <style:style style:family="paragraph" style:list-style-name="L1" style:name="adae58a">
      <style:paragraph-properties/>
    </style:style>
    <text:list-style style:name="L4">
      <text:list-level-style-number style:num-format="1" style:num-prefix="(" style:num-suffix=")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(" style:num-suffix=")" text:display-levels="2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(" style:num-suffix=")" text:display-levels="3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(" style:num-suffix=")" text:display-levels="4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(" style:num-suffix=")" text:display-levels="5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(" style:num-suffix=")" text:display-levels="6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(" style:num-suffix=")" text:display-levels="7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(" style:num-suffix=")" text:display-levels="7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(" style:num-suffix=")" text:display-levels="7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2505945715557893221">
        <text:list-item>
          <text:p text:style-name="adae58a">First-followed-by-space</text:p>
        </text:list-item>
      </text:list>
      <text:list text:continue-numbering="true" text:style-name="L1" xml:id="list2505945715557893221">
        <text:list-item>
          <text:p text:style-name="a8ac1d5">Second</text:p>
        </text:list-item>
      </text:list>
      <text:list text:continue-numbering="true" text:style-name="L1">
        <text:list-item>
          <text:list>
            <text:list-item>
              <text:p text:style-name="ac034c0">Third</text:p>
            </text:list-item>
          </text:list>
        </text:list-item>
      </text:list>
      <text:list text:continue-numbering="true" text:style-name="L2" xml:id="list6626444102102110991">
        <text:list-header>
          <text:p text:style-name="aa38151"/>
        </text:list-header>
      </text:list>
      <text:list text:continue-numbering="true" text:style-name="L2" xml:id="list6626444102102110991">
        <text:list-item>
          <text:p text:style-name="a13e4dd">Cross-First-followed-by-space</text:p>
        </text:list-item>
      </text:list>
      <text:list text:continue-numbering="true" text:style-name="L2" xml:id="list6626444102102110991">
        <text:list-item>
          <text:p text:style-name="a00ccc3">Cross-Second</text:p>
        </text:list-item>
      </text:list>
      <text:list text:continue-numbering="true" text:style-name="L2" xml:id="list6626444102102110991">
        <text:list-item>
          <text:p text:style-name="a85724b">Cross-Third</text:p>
        </text:list-item>
      </text:list>
      <text:list text:continue-numbering="true" text:style-name="L2" xml:id="list6626444102102110991">
        <text:list-header>
          <text:p text:style-name="a9a0714"/>
        </text:list-header>
      </text:list>
      <text:p text:style-name="ab130cc"/>
      <text:list text:continue-numbering="true" text:style-name="L3" xml:id="list4610980543945444999">
        <text:list-item>
          <text:p text:style-name="a152075">Star-First-followed-by-space</text:p>
        </text:list-item>
      </text:list>
      <text:list text:continue-numbering="true" text:style-name="L3" xml:id="list4610980543945444999">
        <text:list-item>
          <text:p text:style-name="aebae11">Star-Second</text:p>
        </text:list-item>
      </text:list>
      <text:list text:continue-numbering="true" text:style-name="L3" xml:id="list4610980543945444999">
        <text:list-item>
          <text:p text:style-name="a5f5463">Star-Third</text:p>
        </text:list-item>
      </text:list>
      <text:p text:style-name="a935c66"/>
      <text:list text:continue-numbering="true" text:style-name="L4" xml:id="list4053051152566041198">
        <text:list-item>
          <text:p text:style-name="ae261b8"><text:span text:style-name="acca7a7">LabelTest1</text:span></text:p>
        </text:list-item>
      </text:list>
      <text:list text:continue-numbering="true" text:style-name="L4">
        <text:list-item>
          <text:list>
            <text:list-item>
              <text:p text:style-name="abe4c1a"><text:span text:style-name="a7005fb">LabelTest2</text:span>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10d753"><text:span text:style-name="a54b8f7">LabelTest3</text:span></text:p>
                </text:list-item>
              </text:list>
            </text:list-item>
          </text:list>
        </text:list-item>
      </text:list>
      <text:p text:style-name="a5de277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family="paragraph" style:name="Index" style:parent-style-name="Standard">
      <style:text-properties style:font-name-complex="Mangal1"/>
    </style:style>
    <style:style style:family="paragraph" style:name="List" style:parent-style-name="Text_20_body">
      <style:text-properties style:font-name-complex="Mangal1"/>
    </style:style>
    <style:style style:family="paragraph" style:name="Standard" style:parent-style-name="default_paragraph_style"/>
    <style:style style:display-name="Text body" style:family="paragraph" style:name="Text_20_body" style:parent-style-name="Standard">
      <style:paragraph-properties fo:margin-bottom="2.12mm" fo:margin-top="0.0mm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1</dc:date>
    <meta:editing-cycles>2</meta:editing-cycles>
    <meta:editing-duration>PT0.153S</meta:editing-duration>
  </office:meta>
</office:document-meta>
</file>